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0.99">
            <text:p>10.990</text:p>
          </table:table-cell>
          <table:table-cell office:value-type="float" office:value="10">
            <text:p>10</text:p>
          </table:table-cell>
          <table:table-cell table:formula="of:=[.C3]*1.01" office:value-type="float" office:value="12.1397971582691">
            <text:p>12.1398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6.0358475832501">
            <text:p>96.0358</text:p>
          </table:table-cell>
          <table:table-cell table:style-name="ce5" office:value-type="float" office:value="13.95">
            <text:p>13.95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15.4094786494863">
            <text:p>15.409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10.99">
            <text:p>10.9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0196011468011">
            <text:p>12.0196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5.0849976071783">
            <text:p>95.0850</text:p>
          </table:table-cell>
          <table:table-cell table:style-name="ce6" table:formula="of:=[.Y2]" office:value-type="float" office:value="13.95">
            <text:p>13.95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15.2569095539468">
            <text:p>15.2569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10.99">
            <text:p>10.9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9005951948526">
            <text:p>11.9006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4.1435619873053">
            <text:p>94.1436</text:p>
          </table:table-cell>
          <table:table-cell table:style-name="ce6" table:formula="of:=[.Y3]" office:value-type="float" office:value="13.95">
            <text:p>13.95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15.1058510435117">
            <text:p>15.1059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10.99">
            <text:p>10.9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782767519656">
            <text:p>11.7828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3.2114475121835">
            <text:p>93.2114</text:p>
          </table:table-cell>
          <table:table-cell table:style-name="ce6" table:formula="of:=[.Y4]" office:value-type="float" office:value="13.95">
            <text:p>13.95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14.9562881618928">
            <text:p>14.956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10.99">
            <text:p>10.9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666106455105">
            <text:p>11.6661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2.2885618932509">
            <text:p>92.2886</text:p>
          </table:table-cell>
          <table:table-cell table:style-name="ce6" table:formula="of:=[.Y5]" office:value-type="float" office:value="13.95">
            <text:p>13.95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14.808206100884">
            <text:p>14.8082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10.99">
            <text:p>10.99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11.550600450599">
            <text:p>11.5506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6.94">
            <text:p>86.94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1.374813755694">
            <text:p>91.3748</text:p>
          </table:table-cell>
          <table:table-cell table:style-name="ce6" table:formula="of:=[.Y6]" office:value-type="float" office:value="13.95">
            <text:p>13.95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14.661590198895">
            <text:p>14.6616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10.99">
            <text:p>10.9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4362380699">
            <text:p>11.4362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0.4701126294">
            <text:p>90.4701</text:p>
          </table:table-cell>
          <table:table-cell table:style-name="ce6" table:formula="of:=[.Y7]" office:value-type="float" office:value="13.95">
            <text:p>13.95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14.5164259395">
            <text:p>14.5164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10.99">
            <text:p>10.9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32300799">
            <text:p>11.3230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89.57436894">
            <text:p>89.5744</text:p>
          </table:table-cell>
          <table:table-cell table:style-name="ce6" table:formula="of:=[.Y8]" office:value-type="float" office:value="13.95">
            <text:p>13.95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14.37269895">
            <text:p>14.3727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10.99">
            <text:p>10.99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11.210899">
            <text:p>11.2109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88.687494">
            <text:p>88.6875</text:p>
          </table:table-cell>
          <table:table-cell table:style-name="ce6" table:formula="of:=[.Y9]" office:value-type="float" office:value="13.95">
            <text:p>13.95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14.230395">
            <text:p>14.2304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10.99">
            <text:p>10.99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11.0999">
            <text:p>11.0999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7.8094">
            <text:p>87.8094</text:p>
          </table:table-cell>
          <table:table-cell table:style-name="ce6" table:formula="of:=[.Y10]" office:value-type="float" office:value="13.95">
            <text:p>13.95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14.0895">
            <text:p>14.0895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10.99">
            <text:p>10.99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10.99">
            <text:p>10.99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6.94">
            <text:p>86.94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6.94">
            <text:p>86.9400</text:p>
          </table:table-cell>
          <table:table-cell table:style-name="ce6" table:formula="of:=[.Y11]" office:value-type="float" office:value="13.95">
            <text:p>13.95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13.95">
            <text:p>13.95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10.99">
            <text:p>10.99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10.8811881188119">
            <text:p>10.8812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6.94">
            <text:p>86.94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6.0792079207921">
            <text:p>86.0792</text:p>
          </table:table-cell>
          <table:table-cell table:style-name="ce6" table:formula="of:=[.Y12]" office:value-type="float" office:value="13.95">
            <text:p>13.95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13.8118811881188">
            <text:p>13.8119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10.99">
            <text:p>10.99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10.7734535829821">
            <text:p>10.7735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6.94">
            <text:p>86.94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5.2269385354377">
            <text:p>85.2269</text:p>
          </table:table-cell>
          <table:table-cell table:style-name="ce6" table:formula="of:=[.Y13]" office:value-type="float" office:value="13.95">
            <text:p>13.95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13.6751298892265">
            <text:p>13.6751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10.99">
            <text:p>10.9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6667857257248">
            <text:p>10.666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4.3831074608294">
            <text:p>84.3831</text:p>
          </table:table-cell>
          <table:table-cell table:style-name="ce6" table:formula="of:=[.Y14]" office:value-type="float" office:value="13.95">
            <text:p>13.95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13.5397325635906">
            <text:p>13.5397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10.99">
            <text:p>10.9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5611739858662">
            <text:p>10.5612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3.547631149336">
            <text:p>83.5476</text:p>
          </table:table-cell>
          <table:table-cell table:style-name="ce6" table:formula="of:=[.Y15]" office:value-type="float" office:value="13.95">
            <text:p>13.95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13.4056758055353">
            <text:p>13.4057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10.99">
            <text:p>10.99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10.4566079067982">
            <text:p>10.4566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6.94">
            <text:p>86.94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2.7204268805307">
            <text:p>82.7204</text:p>
          </table:table-cell>
          <table:table-cell table:style-name="ce6" table:formula="of:=[.Y16]" office:value-type="float" office:value="13.95">
            <text:p>13.95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13.2729463421141">
            <text:p>13.2729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10.99">
            <text:p>10.9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3530771354437">
            <text:p>10.353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1.9014127530007">
            <text:p>81.9014</text:p>
          </table:table-cell>
          <table:table-cell table:style-name="ce6" table:formula="of:=[.Y17]" office:value-type="float" office:value="13.95">
            <text:p>13.95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13.1415310317962">
            <text:p>13.1415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10.99">
            <text:p>10.9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0.2505714212314">
            <text:p>10.2506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1.0905076762383">
            <text:p>81.0905</text:p>
          </table:table-cell>
          <table:table-cell table:style-name="ce6" table:formula="of:=[.Y18]" office:value-type="float" office:value="13.95">
            <text:p>13.95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13.0114168631645">
            <text:p>13.0114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10.99">
            <text:p>10.9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1490806150806">
            <text:p>10.1491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0.2876313626122">
            <text:p>80.2876</text:p>
          </table:table-cell>
          <table:table-cell table:style-name="ce6" table:formula="of:=[.Y19]" office:value-type="float" office:value="13.95">
            <text:p>13.95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12.8825909536283">
            <text:p>12.8826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10.99">
            <text:p>10.9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0485946683966">
            <text:p>10.048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79.492704319418">
            <text:p>79.4927</text:p>
          </table:table-cell>
          <table:table-cell table:style-name="ce6" table:formula="of:=[.Y20]" office:value-type="float" office:value="13.95">
            <text:p>13.95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12.7550405481468">
            <text:p>12.755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10.99">
            <text:p>10.9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94910363207589">
            <text:p>9.9491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78.705647841008">
            <text:p>78.7056</text:p>
          </table:table-cell>
          <table:table-cell table:style-name="ce6" table:formula="of:=[.Y21]" office:value-type="float" office:value="13.95">
            <text:p>13.95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12.6287530179671">
            <text:p>12.62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.056">
            <text:p>1.056</text:p>
          </table:table-cell>
          <table:table-cell office:value-type="float" office:value="10">
            <text:p>10</text:p>
          </table:table-cell>
          <table:table-cell table:formula="of:=[.C26]*1.01" office:value-type="float" office:value="1.16648096443423">
            <text:p>1.1665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74309371389888">
            <text:p>1.7431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43490414090915">
            <text:p>1.4349</text:p>
          </table:table-cell>
          <table:table-cell table:style-name="ce5" office:value-type="float" office:value="1.264">
            <text:p>1.264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39624236651976">
            <text:p>1.3962</text:p>
          </table:table-cell>
          <table:table-cell table:style-name="ce5" office:value-type="float" office:value="1.634">
            <text:p>1.634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80495255292191">
            <text:p>1.8050</text:p>
          </table:table-cell>
          <table:table-cell table:style-name="ce5" office:value-type="float" office:value="1.485">
            <text:p>1.485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4036385623564">
            <text:p>1.6404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1.056">
            <text:p>1.056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5493164795469">
            <text:p>1.1549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72583536029592">
            <text:p>1.7258</text:p>
          </table:table-cell>
          <table:table-cell table:style-name="ce6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42069716921698">
            <text:p>1.4207</text:p>
          </table:table-cell>
          <table:table-cell table:style-name="ce6" table:formula="of:=[.S25]" office:value-type="float" office:value="1.264">
            <text:p>1.264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38241818467303">
            <text:p>1.3824</text:p>
          </table:table-cell>
          <table:table-cell table:style-name="ce6" table:formula="of:=[.V25]" office:value-type="float" office:value="1.634">
            <text:p>1.634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78708173556625">
            <text:p>1.7871</text:p>
          </table:table-cell>
          <table:table-cell table:style-name="ce6" table:formula="of:=[.Y25]" office:value-type="float" office:value="1.485">
            <text:p>1.485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2412262993628">
            <text:p>1.6241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1.056">
            <text:p>1.056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4349668114325">
            <text:p>1.1435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70874788148111">
            <text:p>1.7087</text:p>
          </table:table-cell>
          <table:table-cell table:style-name="ce6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40663086061088">
            <text:p>1.4066</text:p>
          </table:table-cell>
          <table:table-cell table:style-name="ce6" table:formula="of:=[.S26]" office:value-type="float" office:value="1.264">
            <text:p>1.264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36873087591389">
            <text:p>1.3687</text:p>
          </table:table-cell>
          <table:table-cell table:style-name="ce6" table:formula="of:=[.V26]" office:value-type="float" office:value="1.634">
            <text:p>1.634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76938785699628">
            <text:p>1.7694</text:p>
          </table:table-cell>
          <table:table-cell table:style-name="ce6" table:formula="of:=[.Y26]" office:value-type="float" office:value="1.485">
            <text:p>1.485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080422078577">
            <text:p>1.60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1.056">
            <text:p>1.056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32174931825">
            <text:p>1.1322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69182958562486">
            <text:p>1.6918</text:p>
          </table:table-cell>
          <table:table-cell table:style-name="ce6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39270382238701">
            <text:p>1.3927</text:p>
          </table:table-cell>
          <table:table-cell table:style-name="ce6" table:formula="of:=[.S27]" office:value-type="float" office:value="1.264">
            <text:p>1.264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35517908506326">
            <text:p>1.3552</text:p>
          </table:table-cell>
          <table:table-cell table:style-name="ce6" table:formula="of:=[.V27]" office:value-type="float" office:value="1.634">
            <text:p>1.634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75186916534285">
            <text:p>1.7519</text:p>
          </table:table-cell>
          <table:table-cell table:style-name="ce6" table:formula="of:=[.Y27]" office:value-type="float" office:value="1.485">
            <text:p>1.485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9212099787891">
            <text:p>1.5921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1.056">
            <text:p>1.056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2096527903466">
            <text:p>1.1210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67507879764838">
            <text:p>1.6751</text:p>
          </table:table-cell>
          <table:table-cell table:style-name="ce6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3789146756307">
            <text:p>1.3789</text:p>
          </table:table-cell>
          <table:table-cell table:style-name="ce6" table:formula="of:=[.S28]" office:value-type="float" office:value="1.264">
            <text:p>1.264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34176147035966">
            <text:p>1.3418</text:p>
          </table:table-cell>
          <table:table-cell table:style-name="ce6" table:formula="of:=[.V28]" office:value-type="float" office:value="1.634">
            <text:p>1.634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73452392608203">
            <text:p>1.7345</text:p>
          </table:table-cell>
          <table:table-cell table:style-name="ce6" table:formula="of:=[.Y28]" office:value-type="float" office:value="1.485">
            <text:p>1.485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57635742364248">
            <text:p>1.5764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1.056">
            <text:p>1.056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1.1098666129056">
            <text:p>1.1099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578">
            <text:p>1.578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6584938590578">
            <text:p>1.6585</text:p>
          </table:table-cell>
          <table:table-cell table:style-name="ce6" table:formula="of:=[.P29]" office:value-type="float" office:value="1.299">
            <text:p>1.299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3652620550799">
            <text:p>1.3653</text:p>
          </table:table-cell>
          <table:table-cell table:style-name="ce6" table:formula="of:=[.S29]" office:value-type="float" office:value="1.264">
            <text:p>1.264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3284767033264">
            <text:p>1.3285</text:p>
          </table:table-cell>
          <table:table-cell table:style-name="ce6" table:formula="of:=[.V29]" office:value-type="float" office:value="1.634">
            <text:p>1.634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7173504218634">
            <text:p>1.7174</text:p>
          </table:table-cell>
          <table:table-cell table:style-name="ce6" table:formula="of:=[.Y29]" office:value-type="float" office:value="1.485">
            <text:p>1.485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607499243985">
            <text:p>1.56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1.056">
            <text:p>1.056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9887783456">
            <text:p>1.0989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64207312778">
            <text:p>1.6421</text:p>
          </table:table-cell>
          <table:table-cell table:style-name="ce6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35174460899">
            <text:p>1.3517</text:p>
          </table:table-cell>
          <table:table-cell table:style-name="ce6" table:formula="of:=[.S30]" office:value-type="float" office:value="1.264">
            <text:p>1.264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31532346864">
            <text:p>1.3153</text:p>
          </table:table-cell>
          <table:table-cell table:style-name="ce6" table:formula="of:=[.V30]" office:value-type="float" office:value="1.634">
            <text:p>1.634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70034695234">
            <text:p>1.7003</text:p>
          </table:table-cell>
          <table:table-cell table:style-name="ce6" table:formula="of:=[.Y30]" office:value-type="float" office:value="1.485">
            <text:p>1.485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4529695485">
            <text:p>1.5453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1.056">
            <text:p>1.056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87997856">
            <text:p>1.0880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625814978">
            <text:p>1.6258</text:p>
          </table:table-cell>
          <table:table-cell table:style-name="ce6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338360999">
            <text:p>1.3384</text:p>
          </table:table-cell>
          <table:table-cell table:style-name="ce6" table:formula="of:=[.S31]" office:value-type="float" office:value="1.264">
            <text:p>1.264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302300464">
            <text:p>1.3023</text:p>
          </table:table-cell>
          <table:table-cell table:style-name="ce6" table:formula="of:=[.V31]" office:value-type="float" office:value="1.634">
            <text:p>1.634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683511834">
            <text:p>1.6835</text:p>
          </table:table-cell>
          <table:table-cell table:style-name="ce6" table:formula="of:=[.Y31]" office:value-type="float" office:value="1.485">
            <text:p>1.485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29996985">
            <text:p>1.5300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1.056">
            <text:p>1.056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772256">
            <text:p>1.0772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6097178">
            <text:p>1.6097</text:p>
          </table:table-cell>
          <table:table-cell table:style-name="ce6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3251099">
            <text:p>1.3251</text:p>
          </table:table-cell>
          <table:table-cell table:style-name="ce6" table:formula="of:=[.S32]" office:value-type="float" office:value="1.264">
            <text:p>1.264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2894064">
            <text:p>1.2894</text:p>
          </table:table-cell>
          <table:table-cell table:style-name="ce6" table:formula="of:=[.V32]" office:value-type="float" office:value="1.634">
            <text:p>1.634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6668434">
            <text:p>1.6668</text:p>
          </table:table-cell>
          <table:table-cell table:style-name="ce6" table:formula="of:=[.Y32]" office:value-type="float" office:value="1.485">
            <text:p>1.485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148485">
            <text:p>1.5148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1.056">
            <text:p>1.056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6656">
            <text:p>1.0666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59378">
            <text:p>1.5938</text:p>
          </table:table-cell>
          <table:table-cell table:style-name="ce6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31199">
            <text:p>1.3120</text:p>
          </table:table-cell>
          <table:table-cell table:style-name="ce6" table:formula="of:=[.S33]" office:value-type="float" office:value="1.264">
            <text:p>1.264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27664">
            <text:p>1.2766</text:p>
          </table:table-cell>
          <table:table-cell table:style-name="ce6" table:formula="of:=[.V33]" office:value-type="float" office:value="1.634">
            <text:p>1.634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65034">
            <text:p>1.6503</text:p>
          </table:table-cell>
          <table:table-cell table:style-name="ce6" table:formula="of:=[.Y33]" office:value-type="float" office:value="1.485">
            <text:p>1.485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9985">
            <text:p>1.4999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1.056">
            <text:p>1.056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1.056">
            <text:p>1.056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578">
            <text:p>1.578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578">
            <text:p>1.5780</text:p>
          </table:table-cell>
          <table:table-cell table:style-name="ce6" table:formula="of:=[.P34]" office:value-type="float" office:value="1.299">
            <text:p>1.299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299">
            <text:p>1.2990</text:p>
          </table:table-cell>
          <table:table-cell table:style-name="ce6" table:formula="of:=[.S34]" office:value-type="float" office:value="1.264">
            <text:p>1.264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264">
            <text:p>1.2640</text:p>
          </table:table-cell>
          <table:table-cell table:style-name="ce6" table:formula="of:=[.V34]" office:value-type="float" office:value="1.634">
            <text:p>1.634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634">
            <text:p>1.6340</text:p>
          </table:table-cell>
          <table:table-cell table:style-name="ce6" table:formula="of:=[.Y34]" office:value-type="float" office:value="1.485">
            <text:p>1.485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85">
            <text:p>1.485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1.056">
            <text:p>1.056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1.04554455445545">
            <text:p>1.0455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578">
            <text:p>1.578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56237623762376">
            <text:p>1.5624</text:p>
          </table:table-cell>
          <table:table-cell table:style-name="ce6" table:formula="of:=[.P35]" office:value-type="float" office:value="1.299">
            <text:p>1.299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28613861386139">
            <text:p>1.2861</text:p>
          </table:table-cell>
          <table:table-cell table:style-name="ce6" table:formula="of:=[.S35]" office:value-type="float" office:value="1.264">
            <text:p>1.264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25148514851485">
            <text:p>1.2515</text:p>
          </table:table-cell>
          <table:table-cell table:style-name="ce6" table:formula="of:=[.V35]" office:value-type="float" office:value="1.634">
            <text:p>1.634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61782178217822">
            <text:p>1.6178</text:p>
          </table:table-cell>
          <table:table-cell table:style-name="ce6" table:formula="of:=[.Y35]" office:value-type="float" office:value="1.485">
            <text:p>1.485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47029702970297">
            <text:p>1.4703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1.056">
            <text:p>1.056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1.03519262817371">
            <text:p>1.0352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578">
            <text:p>1.578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54690716596412">
            <text:p>1.5469</text:p>
          </table:table-cell>
          <table:table-cell table:style-name="ce6" table:formula="of:=[.P36]" office:value-type="float" office:value="1.299">
            <text:p>1.299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27340456817959">
            <text:p>1.2734</text:p>
          </table:table-cell>
          <table:table-cell table:style-name="ce6" table:formula="of:=[.S36]" office:value-type="float" office:value="1.264">
            <text:p>1.264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23909420645035">
            <text:p>1.2391</text:p>
          </table:table-cell>
          <table:table-cell table:style-name="ce6" table:formula="of:=[.V36]" office:value-type="float" office:value="1.634">
            <text:p>1.634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60180374473091">
            <text:p>1.6018</text:p>
          </table:table-cell>
          <table:table-cell table:style-name="ce6" table:formula="of:=[.Y36]" office:value-type="float" office:value="1.485">
            <text:p>1.485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5573963336928">
            <text:p>1.4557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1.056">
            <text:p>1.056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2494319621159">
            <text:p>1.0249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53159125342982">
            <text:p>1.5316</text:p>
          </table:table-cell>
          <table:table-cell table:style-name="ce6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26079660215801">
            <text:p>1.2608</text:p>
          </table:table-cell>
          <table:table-cell table:style-name="ce6" table:formula="of:=[.S37]" office:value-type="float" office:value="1.264">
            <text:p>1.264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22682594698054">
            <text:p>1.2268</text:p>
          </table:table-cell>
          <table:table-cell table:style-name="ce6" table:formula="of:=[.V37]" office:value-type="float" office:value="1.634">
            <text:p>1.634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58594430171377">
            <text:p>1.5859</text:p>
          </table:table-cell>
          <table:table-cell table:style-name="ce6" table:formula="of:=[.Y37]" office:value-type="float" office:value="1.485">
            <text:p>1.485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4132636967255">
            <text:p>1.4413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1.056">
            <text:p>1.056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1479524377385">
            <text:p>1.0148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51642698359388">
            <text:p>1.5164</text:p>
          </table:table-cell>
          <table:table-cell table:style-name="ce6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24831346748318">
            <text:p>1.2483</text:p>
          </table:table-cell>
          <table:table-cell table:style-name="ce6" table:formula="of:=[.S38]" office:value-type="float" office:value="1.264">
            <text:p>1.264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21467915542628">
            <text:p>1.2147</text:p>
          </table:table-cell>
          <table:table-cell table:style-name="ce6" table:formula="of:=[.V38]" office:value-type="float" office:value="1.634">
            <text:p>1.634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57024188288492">
            <text:p>1.5702</text:p>
          </table:table-cell>
          <table:table-cell table:style-name="ce6" table:formula="of:=[.Y38]" office:value-type="float" office:value="1.485">
            <text:p>1.485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2705581155698">
            <text:p>1.427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1.056">
            <text:p>1.056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1.00474776611273">
            <text:p>1.0047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578">
            <text:p>1.578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50141285504345">
            <text:p>1.5014</text:p>
          </table:table-cell>
          <table:table-cell table:style-name="ce6" table:formula="of:=[.P39]" office:value-type="float" office:value="1.299">
            <text:p>1.299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23595392820117">
            <text:p>1.2360</text:p>
          </table:table-cell>
          <table:table-cell table:style-name="ce6" table:formula="of:=[.S39]" office:value-type="float" office:value="1.264">
            <text:p>1.264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20265262913493">
            <text:p>1.2027</text:p>
          </table:table-cell>
          <table:table-cell table:style-name="ce6" table:formula="of:=[.V39]" office:value-type="float" office:value="1.634">
            <text:p>1.634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55469493354943">
            <text:p>1.5547</text:p>
          </table:table-cell>
          <table:table-cell table:style-name="ce6" table:formula="of:=[.Y39]" office:value-type="float" office:value="1.485">
            <text:p>1.485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1292654609602">
            <text:p>1.4129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1.056">
            <text:p>1.056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94799768428442">
            <text:p>0.994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48654738123114">
            <text:p>1.4865</text:p>
          </table:table-cell>
          <table:table-cell table:style-name="ce6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22371676059521">
            <text:p>1.2237</text:p>
          </table:table-cell>
          <table:table-cell table:style-name="ce6" table:formula="of:=[.S40]" office:value-type="float" office:value="1.264">
            <text:p>1.264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19074517736132">
            <text:p>1.1907</text:p>
          </table:table-cell>
          <table:table-cell table:style-name="ce6" table:formula="of:=[.V40]" office:value-type="float" office:value="1.634">
            <text:p>1.634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53930191440537">
            <text:p>1.5393</text:p>
          </table:table-cell>
          <table:table-cell table:style-name="ce6" table:formula="of:=[.Y40]" office:value-type="float" office:value="1.485">
            <text:p>1.485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989371743525">
            <text:p>1.3989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1.056">
            <text:p>1.056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84950265770735">
            <text:p>0.9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47182909032786">
            <text:p>1.4718</text:p>
          </table:table-cell>
          <table:table-cell table:style-name="ce6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21160075306457">
            <text:p>1.2116</text:p>
          </table:table-cell>
          <table:table-cell table:style-name="ce6" table:formula="of:=[.S41]" office:value-type="float" office:value="1.264">
            <text:p>1.264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17895562114982">
            <text:p>1.1790</text:p>
          </table:table-cell>
          <table:table-cell table:style-name="ce6" table:formula="of:=[.V41]" office:value-type="float" office:value="1.634">
            <text:p>1.634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52406130139146">
            <text:p>1.5241</text:p>
          </table:table-cell>
          <table:table-cell table:style-name="ce6" table:formula="of:=[.Y41]" office:value-type="float" office:value="1.485">
            <text:p>1.485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850863112401">
            <text:p>1.3851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1.056">
            <text:p>1.056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75198282941322">
            <text:p>0.9752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45725652507709">
            <text:p>1.4573</text:p>
          </table:table-cell>
          <table:table-cell table:style-name="ce6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19960470600452">
            <text:p>1.1996</text:p>
          </table:table-cell>
          <table:table-cell table:style-name="ce6" table:formula="of:=[.S42]" office:value-type="float" office:value="1.264">
            <text:p>1.264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16728279321764">
            <text:p>1.1673</text:p>
          </table:table-cell>
          <table:table-cell table:style-name="ce6" table:formula="of:=[.V42]" office:value-type="float" office:value="1.634">
            <text:p>1.634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5089715855361">
            <text:p>1.5090</text:p>
          </table:table-cell>
          <table:table-cell table:style-name="ce6" table:formula="of:=[.Y42]" office:value-type="float" office:value="1.485">
            <text:p>1.485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7137258538623">
            <text:p>1.37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1.056">
            <text:p>1.056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65542854397348">
            <text:p>0.9655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44282824265058">
            <text:p>1.4428</text:p>
          </table:table-cell>
          <table:table-cell table:style-name="ce6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18772743168765">
            <text:p>1.1877</text:p>
          </table:table-cell>
          <table:table-cell table:style-name="ce6" table:formula="of:=[.S43]" office:value-type="float" office:value="1.264">
            <text:p>1.264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15572553783925">
            <text:p>1.1557</text:p>
          </table:table-cell>
          <table:table-cell table:style-name="ce6" table:formula="of:=[.V43]" office:value-type="float" office:value="1.634">
            <text:p>1.634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49403127280802">
            <text:p>1.4940</text:p>
          </table:table-cell>
          <table:table-cell table:style-name="ce6" table:formula="of:=[.Y43]" office:value-type="float" office:value="1.485">
            <text:p>1.485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5779463899627">
            <text:p>1.3578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1.056">
            <text:p>1.056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5598302415579">
            <text:p>0.9560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42854281450553">
            <text:p>1.4285</text:p>
          </table:table-cell>
          <table:table-cell table:style-name="ce6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17596775414619">
            <text:p>1.1760</text:p>
          </table:table-cell>
          <table:table-cell table:style-name="ce6" table:formula="of:=[.S44]" office:value-type="float" office:value="1.264">
            <text:p>1.264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14428271073193">
            <text:p>1.1443</text:p>
          </table:table-cell>
          <table:table-cell table:style-name="ce6" table:formula="of:=[.V44]" office:value-type="float" office:value="1.634">
            <text:p>1.634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47923888396833">
            <text:p>1.4792</text:p>
          </table:table-cell>
          <table:table-cell table:style-name="ce6" table:formula="of:=[.Y44]" office:value-type="float" office:value="1.485">
            <text:p>1.485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4435112771908">
            <text:p>1.344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71147">
            <text:p>87114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255084">
            <text:p>2255084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6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2015／05／24</text:date>, <text:time>22:15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4T22:15:33.64</dc:date>
    <meta:editing-duration>P38DT23H47M42S</meta:editing-duration>
    <meta:editing-cycles>141</meta:editing-cycles>
    <meta:generator>OpenOffice/4.1.1$Win32 OpenOffice.org_project/411m6$Build-9775</meta:generator>
    <meta:document-statistic meta:table-count="7" meta:cell-count="3634" meta:object-count="0"/>
  </office:meta>
</office:document-meta>
</file>